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b0448" officeooo:paragraph-rsid="000b0448"/>
    </style:style>
    <style:style style:name="P2" style:family="paragraph" style:parent-style-name="Standard">
      <style:text-properties officeooo:paragraph-rsid="000b0448"/>
    </style:style>
    <style:style style:name="P3" style:family="paragraph" style:parent-style-name="Text_20_body" style:list-style-name="L1"/>
    <style:style style:name="P4" style:family="paragraph" style:parent-style-name="Text_20_body" style:list-style-name="L2"/>
    <style:style style:name="P5" style:family="paragraph" style:parent-style-name="Text_20_body" style:list-style-name="L3"/>
    <style:style style:name="T1" style:family="text">
      <style:text-properties officeooo:rsid="000b0448"/>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1">1-</text:span>En sistemas operativos basados en Unix, incluyendo Linux, "root" es el nombre del usuario administrador del sistema, que tiene control total sobre todas las funciones del sistema y acceso ilimitado a todos los archivos y directorios. El usuario "root" tiene los permisos más altos en el sistema, lo que le permite realizar tareas que otros usuarios regulares no pueden hacer, como instalar y desinstalar programas, modificar configuraciones de sistema y acceder a archivos protegidos.</text:p>
      <text:p text:style-name="Text_20_body">Es importante tener en cuenta que el acceso de root debe ser utilizado con precaución, ya que cualquier acción realizada por el usuario root puede tener consecuencias graves en el sistema. Por lo tanto, se recomienda que se utilice el usuario root solo cuando sea necesario y que se utilice con cuidado para evitar cualquier daño accidental al sistema.</text:p>
      <text:p text:style-name="P1"/>
      <text:p text:style-name="P2"><text:span text:style-name="T1">2- </text:span>En Ubuntu, durante la instalación del sistema operativo, se le pedirá que cree una cuenta de usuario y una contraseña para esa cuenta. Si no puede establecer la contraseña durante la instalación, puede haber algunas razones por las que esto está sucediendo:</text:p>
      <text:list xml:id="list3995692047" text:style-name="L1">
        <text:list-item>
          <text:p text:style-name="P3">Problemas técnicos: Si está experimentando problemas técnicos durante la instalación, como una conexión a Internet inestable o un problema con el medio de instalación, puede haber problemas para establecer la contraseña.</text:p>
        </text:list-item>
        <text:list-item>
          <text:p text:style-name="P3">Requisitos de contraseña: Es posible que la contraseña que está tratando de establecer no cumpla con los requisitos mínimos de seguridad establecidos por Ubuntu. Asegúrese de que la contraseña tenga al menos 8 caracteres y contenga una combinación de letras, números y caracteres especiales.</text:p>
        </text:list-item>
        <text:list-item>
          <text:p text:style-name="P3">Errores de entrada: Asegúrese de que esté ingresando la contraseña correctamente y de que no haya errores tipográficos o de teclado.</text:p>
        </text:list-item>
      </text:list>
      <text:p text:style-name="Text_20_body">Si no puede establecer la contraseña durante la instalación, es posible que deba intentar reinstalar Ubuntu desde cero para asegurarse de que no haya ningún problema técnico o de configuración. Si aún tiene problemas para establecer la contraseña después de reinstalar Ubuntu, puede intentar buscar ayuda en los foros de soporte de Ubuntu o en la documentación de la distribución para solucionar cualquier problema.</text:p>
      <text:p text:style-name="P1"/>
      <text:p text:style-name="P2"><text:span text:style-name="T1">3- </text:span>En Linux, como en cualquier otro sistema operativo, hay muchos procesos que se ejecutan en segundo plano para mantener el sistema funcionando correctamente. Algunos de los procesos más comunes que se encuentran en un sistema Linux típico incluyen:</text:p>
      <text:list xml:id="list31335033" text:style-name="L2">
        <text:list-item>
          <text:p text:style-name="P4">Init: es el primer proceso que se ejecuta después de que se carga el kernel de Linux. Es responsable de iniciar todos los demás procesos y servicios necesarios para que el sistema funcione correctamente.</text:p>
        </text:list-item>
        <text:list-item>
          <text:p text:style-name="P4">Systemd: es un sistema de inicio alternativo a init, que también es responsable de iniciar servicios y procesos en el sistema.</text:p>
        </text:list-item>
        <text:list-item>
          <text:p text:style-name="P4">Bash: es el intérprete de comandos por defecto en Linux, que se utiliza para interactuar con el sistema operativo a través de la línea de comandos.</text:p>
        </text:list-item>
        <text:list-item>
          <text:p text:style-name="P4">SSHD: es el servidor de SSH, que permite a los usuarios conectarse y controlar el sistema de forma remota a través de una conexión segura.</text:p>
        </text:list-item>
        <text:list-item>
          <text:p text:style-name="P4">Cron: es el demonio que ejecuta tareas programadas o cronjobs en momentos específicos o en intervalos regulares.</text:p>
        </text:list-item>
        <text:list-item>
          <text:p text:style-name="P4"><text:soft-page-break/>Apache: es el servidor web más utilizado en Linux, que se utiliza para alojar sitios web y aplicaciones web.</text:p>
        </text:list-item>
        <text:list-item>
          <text:p text:style-name="P4">MySQL: es una base de datos relacional de código abierto que se utiliza para almacenar y gestionar datos en Linux.</text:p>
        </text:list-item>
        <text:list-item>
          <text:p text:style-name="P4">Firewall: es un software que se ejecuta en segundo plano para proteger el sistema de ataques externos y bloquear el tráfico no deseado.</text:p>
        </text:list-item>
      </text:list>
      <text:p text:style-name="Text_20_body">Estos son solo algunos de los procesos más comunes que se ejecutan en un sistema Linux típico, y hay muchos más procesos que se pueden encontrar dependiendo de la configuración del sistema y los servicios instalados.</text:p>
      <text:p text:style-name="P2"><text:span text:style-name="T1">4-</text:span>Existen varios comandos en Linux que se pueden utilizar para identificar los procesos que se están ejecutando en el sistema. Aquí hay algunos de los comandos más comunes que se pueden utilizar para este propósito:</text:p>
      <text:list xml:id="list3321705757" text:style-name="L3">
        <text:list-item>
          <text:p text:style-name="P5">ps: este comando muestra una lista de los procesos que se están ejecutando en el sistema en tiempo real. Puede utilizarse con varias opciones para obtener información adicional sobre los procesos, como el uso de la CPU, la memoria y el estado.</text:p>
        </text:list-item>
        <text:list-item>
          <text:p text:style-name="P5">top: este comando muestra una lista de los procesos en ejecución en tiempo real y actualiza automáticamente la lista cada pocos segundos. Además, muestra información sobre el uso de la CPU, la memoria y el estado de los procesos.</text:p>
        </text:list-item>
        <text:list-item>
          <text:p text:style-name="P5">htop: es una versión mejorada del comando top que muestra una lista de los procesos en ejecución en tiempo real y muestra información adicional, como los procesos que están utilizando la red y los que están realizando operaciones de E / S.</text:p>
        </text:list-item>
        <text:list-item>
          <text:p text:style-name="P5">pstree: este comando muestra una representación jerárquica de los procesos en ejecución en el sistema. Es útil para entender cómo se relacionan los procesos entre sí.</text:p>
        </text:list-item>
        <text:list-item>
          <text:p text:style-name="P5">systemctl: este comando se utiliza para administrar y visualizar el estado de los servicios y unidades del sistema. Puede utilizarse para identificar los servicios que se están ejecutando y para iniciar, detener o reiniciar servicios.</text:p>
        </text:list-item>
      </text:list>
      <text:p text:style-name="Text_20_body">Cada uno de estos comandos puede utilizarse con diferentes opciones y argumentos para obtener información específica sobre los procesos en ejecución en el sistema.</text:p>
      <text:p text:style-name="P1"/>
      <text:p text:style-name="P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A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A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14T22:24:28.657907816</meta:creation-date>
    <dc:date>2023-03-14T22:29:04.660287282</dc:date>
    <meta:editing-duration>PT4M36S</meta:editing-duration>
    <meta:editing-cycles>1</meta:editing-cycles>
    <meta:document-statistic meta:table-count="0" meta:image-count="0" meta:object-count="0" meta:page-count="2" meta:paragraph-count="24" meta:word-count="855" meta:character-count="5226" meta:non-whitespace-character-count="4411"/>
    <meta:generator>LibreOffice/7.3.7.2$Linux_X86_64 LibreOffice_project/30$Build-2</meta:generator>
  </office:meta>
</office:document-meta>
</file>